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9f2cc" officeooo:paragraph-rsid="0009f2cc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</text:p>
      <text:p text:style-name="P1"><text:span text:style-name="T1"/></text:p>
      <text:p text:style-name="P1"><text:span text:style-name="T1">- group like buttons together for easier styling (numbers, operators)</text:span></text:p>
      <text:p text:style-name="P1"><text:span text:style-name="T1">- put numbers in a div, operators in a div, output display in div, and whole thing in a div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CSS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JS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2T19:59:04.986281917</meta:creation-date>
    <dc:date>2023-05-22T20:11:49.179283525</dc:date>
    <meta:editing-duration>PT2M34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5" meta:word-count="33" meta:character-count="169" meta:non-whitespace-character-count="141"/>
  </office:meta>
</office:document-meta>
</file>